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d78f" officeooo:paragraph-rsid="001fd7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n and paper needed to count subnet mask allowed ?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09:50:51.182000000</meta:creation-date>
    <dc:date>2024-04-22T09:51:04.030000000</dc:date>
    <meta:editing-duration>PT13S</meta:editing-duration>
    <meta:editing-cycles>1</meta:editing-cycles>
    <meta:document-statistic meta:table-count="0" meta:image-count="0" meta:object-count="0" meta:page-count="1" meta:paragraph-count="1" meta:word-count="10" meta:character-count="52" meta:non-whitespace-character-count="42"/>
    <meta:generator>LibreOffice/24.2.2.2$Windows_X86_64 LibreOffice_project/d56cc158d8a96260b836f100ef4b4ef25d6f1a01</meta:generator>
  </office:meta>
</office:document-meta>
</file>